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C2000000A0514F8F91491A1D86.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3799in" fo:margin-left="0in" table:align="left"/>
    </style:style>
    <style:style style:name="Table1.A" style:family="table-column">
      <style:table-column-properties style:column-width="0.3444in"/>
    </style:style>
    <style:style style:name="Table1.B" style:family="table-column">
      <style:table-column-properties style:column-width="0.1743in"/>
    </style:style>
    <style:style style:name="Table1.C" style:family="table-column">
      <style:table-column-properties style:column-width="0.5354in"/>
    </style:style>
    <style:style style:name="Table1.D" style:family="table-column">
      <style:table-column-properties style:column-width="0.841in"/>
    </style:style>
    <style:style style:name="Table1.E" style:family="table-column">
      <style:table-column-properties style:column-width="0.5542in"/>
    </style:style>
    <style:style style:name="Table1.A1" style:family="table-cell">
      <style:table-cell-properties fo:padding="0.0382in" fo:border="none"/>
    </style:style>
    <style:style style:name="Table1.C1" style:family="table-cell">
      <style:table-cell-properties style:vertical-align="middle" fo:padding="0.0382in" fo:border="none"/>
    </style:style>
    <style:style style:name="Table1.2" style:family="table-row">
      <style:table-row-properties style:min-row-height="0.4813in"/>
    </style:style>
    <style:style style:name="Table1.C2" style:family="table-cell">
      <style:table-cell-properties style:vertical-align="middle" fo:padding="0.0382in" fo:border-left="0.05pt solid #000000" fo:border-right="none" fo:border-top="0.05pt solid #000000" fo:border-bottom="none"/>
    </style:style>
    <style:style style:name="Table1.D2" style:family="table-cell">
      <style:table-cell-properties style:vertical-align="middle" fo:padding="0.0382in" fo:border-left="none" fo:border-right="none" fo:border-top="0.05pt solid #000000" fo:border-bottom="none"/>
    </style:style>
    <style:style style:name="Table1.H2" style:family="table-cell">
      <style:table-cell-properties style:vertical-align="middle" fo:padding="0.0382in" fo:border-left="none" fo:border-right="0.05pt solid #000000" fo:border-top="0.05pt solid #000000" fo:border-bottom="none"/>
    </style:style>
    <style:style style:name="Table1.3" style:family="table-row">
      <style:table-row-properties style:min-row-height="0.291in"/>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none" fo:border-right="none" fo:border-top="none" fo:border-bottom="0.05pt solid #000000"/>
    </style:style>
    <style:style style:name="Table1.H3" style:family="table-cell">
      <style:table-cell-properties style:vertical-align="middle" fo:padding="0.0382in" fo:border-left="none" fo:border-right="0.05pt solid #000000" fo:border-top="none" fo:border-bottom="0.05pt solid #000000"/>
    </style:style>
    <style:style style:name="P1" style:family="paragraph" style:parent-style-name="Text_20_body">
      <style:text-properties officeooo:rsid="000ae2aa" officeooo:paragraph-rsid="000ae2aa"/>
    </style:style>
    <style:style style:name="P2" style:family="paragraph" style:parent-style-name="Text_20_body">
      <style:text-properties officeooo:rsid="000c9d6f" officeooo:paragraph-rsid="000c9d6f"/>
    </style:style>
    <style:style style:name="P3" style:family="paragraph" style:parent-style-name="Text_20_body">
      <style:text-properties officeooo:rsid="000e5508" officeooo:paragraph-rsid="000e5508"/>
    </style:style>
    <style:style style:name="P4" style:family="paragraph" style:parent-style-name="Text_20_body">
      <style:text-properties officeooo:rsid="000eddda" officeooo:paragraph-rsid="000eddda"/>
    </style:style>
    <style:style style:name="P5" style:family="paragraph" style:parent-style-name="Text_20_body">
      <style:text-properties officeooo:rsid="00107113" officeooo:paragraph-rsid="00107113"/>
    </style:style>
    <style:style style:name="P6" style:family="paragraph" style:parent-style-name="Text_20_body">
      <style:text-properties officeooo:rsid="0013bb6d" officeooo:paragraph-rsid="0013bb6d"/>
    </style:style>
    <style:style style:name="P7" style:family="paragraph" style:parent-style-name="Text_20_body">
      <style:text-properties officeooo:rsid="0014850f" officeooo:paragraph-rsid="0014850f"/>
    </style:style>
    <style:style style:name="P8" style:family="paragraph" style:parent-style-name="Text_20_body">
      <style:text-properties officeooo:rsid="0015e7e8" officeooo:paragraph-rsid="0015e7e8"/>
    </style:style>
    <style:style style:name="P9" style:family="paragraph" style:parent-style-name="Text_20_body">
      <style:text-properties officeooo:rsid="0016872e" officeooo:paragraph-rsid="0016872e"/>
    </style:style>
    <style:style style:name="P10" style:family="paragraph" style:parent-style-name="Text_20_body">
      <style:text-properties officeooo:rsid="0016c4fe" officeooo:paragraph-rsid="0016c4fe"/>
    </style:style>
    <style:style style:name="P11" style:family="paragraph" style:parent-style-name="Text_20_body">
      <style:text-properties officeooo:rsid="00176e08" officeooo:paragraph-rsid="00176e08"/>
    </style:style>
    <style:style style:name="P12" style:family="paragraph" style:parent-style-name="Text_20_body">
      <style:text-properties officeooo:rsid="0017f7c9" officeooo:paragraph-rsid="0017f7c9"/>
    </style:style>
    <style:style style:name="P13" style:family="paragraph" style:parent-style-name="Standard">
      <style:text-properties fo:language="el" fo:country="GR" officeooo:rsid="000ab00b" officeooo:paragraph-rsid="000ab00b"/>
    </style:style>
    <style:style style:name="P14" style:family="paragraph" style:parent-style-name="Standard">
      <style:text-properties fo:language="el" fo:country="GR" officeooo:rsid="000ae2aa" officeooo:paragraph-rsid="000ae2aa"/>
    </style:style>
    <style:style style:name="P15" style:family="paragraph" style:parent-style-name="Table_20_Contents">
      <style:paragraph-properties fo:text-align="center" style:justify-single-word="false"/>
      <style:text-properties officeooo:rsid="0016872e" officeooo:paragraph-rsid="0016872e"/>
    </style:style>
    <style:style style:name="P16" style:family="paragraph" style:parent-style-name="Table_20_Heading">
      <style:text-properties style:text-rotation-angle="90" style:text-rotation-scale="line-height"/>
    </style:style>
    <style:style style:name="P17" style:family="paragraph" style:parent-style-name="Text_20_body" style:list-style-name="L1">
      <style:text-properties officeooo:rsid="000ae2aa" officeooo:paragraph-rsid="000ae2aa"/>
    </style:style>
    <style:style style:name="T1" style:family="text">
      <style:text-properties officeooo:rsid="000ae2aa"/>
    </style:style>
    <style:style style:name="T2" style:family="text">
      <style:text-properties officeooo:rsid="000c9d6f"/>
    </style:style>
    <style:style style:name="T3" style:family="text">
      <style:text-properties officeooo:rsid="000e5508"/>
    </style:style>
    <style:style style:name="T4" style:family="text">
      <style:text-properties officeooo:rsid="000eddda"/>
    </style:style>
    <style:style style:name="T5" style:family="text">
      <style:text-properties officeooo:rsid="00107113"/>
    </style:style>
    <style:style style:name="T6" style:family="text">
      <style:text-properties officeooo:rsid="0013bb6d"/>
    </style:style>
    <style:style style:name="T7" style:family="text">
      <style:text-properties officeooo:rsid="0015e7e8"/>
    </style:style>
    <style:style style:name="T8" style:family="text">
      <style:text-properties officeooo:rsid="0016872e"/>
    </style:style>
    <style:style style:name="T9" style:family="text">
      <style:text-properties officeooo:rsid="0016c4fe"/>
    </style:style>
    <style:style style:name="T10" style:family="text">
      <style:text-properties fo:font-style="italic" style:font-style-asian="italic" style:font-style-complex="italic"/>
    </style:style>
    <style:style style:name="T11" style:family="text">
      <style:text-properties officeooo:rsid="0017f7c9"/>
    </style:style>
    <style:style style:name="T12" style:family="text">
      <style:text-properties officeooo:rsid="0018b28c"/>
    </style:style>
    <style:style style:name="T13" style:family="text">
      <style:text-properties style:text-position="super 58%" officeooo:rsid="0015e7e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h text:style-name="Heading_20_1" text:outline-level="1">Μέθοδος</text:h>
      <text:h text:style-name="Heading_20_2" text:outline-level="2">Επισκόπηση</text:h>
      <text:p text:style-name="Text_20_body">Θέλουμε να κατασκευάσουμε κατηγοριοποιητές (classifiers), που να αποφασίζουν αν το σήμα του EEG συνιστά κατάσταση bullying ή όχι, χρησιμοποιώντας το μετασχηματισμό wavelet για την αναγνώριση των χαρακτηριστικών του σήματος. Φτιάξαμε λοιπόν μία διαδικασία που επιτυγχάνει αυτό, <text:span text:style-name="T1">όπως φαίνεται στο σχήμα </text:span><text:span text:style-name="T1"><text:sequence-ref text:reference-format="page" text:ref-name="refΣχήμα0">1</text:sequence-ref></text:span><text:span text:style-name="T1">, που εφεξής θα καλείται “μέθοδος επεξεργασίας” ή “processing pipeline”. Πολλά στάδια έχουν ελεύθερες παραμέτρους που ρυθμίζονται πειραματικά, για τις οποίες παρέχονται ενδεικνύμενες τιμές.</text:span></text:p>
      <text:p text:style-name="Text_20_body">Η γενική ιδέα της μεθόδου είναι ο <text:span text:style-name="T6">χαρακτηρισμός ενός σήματος με βάση το είδος (χρόνος, συχνότητα), την ένταση και τον εντοπισμό των ERP, χαρακτηριστικά που μπορεί να αλλάζουν με συστηματικό τρόπο μεταξύ των περιπτώσεων “bullying” και “no bullying”.</text:span></text:p>
      <text:p text:style-name="Text_20_body">Σε αυτήν την ενότητα θα αναλυθεί κάθε στάδιο επεξεργασίας.</text:p>
      <text:p text:style-name="P14"/>
      <text:p text:style-name="P13"><draw:frame draw:style-name="fr1" draw:name="Frame1" text:anchor-type="paragraph" svg:width="6.6929in" draw:z-index="0"><draw:text-box fo:min-height="1.5165in"><text:p text:style-name="Σχήμα"><draw:frame draw:style-name="fr2" draw:name="Image1" text:anchor-type="as-char" svg:width="6.6929in" style:rel-width="100%" svg:height="1.5165in" style:rel-height="scale" draw:z-index="1"><draw:image xlink:href="Pictures/20000002000002C2000000A0514F8F91491A1D86.eps" xlink:type="simple" xlink:show="embed" xlink:actuate="onLoad"/></draw:frame><text:line-break/>Σχήμα <text:sequence text:ref-name="refΣχήμα0" text:name="Σχήμα" text:formula="ooow:Σχήμα+1" style:num-format="1">1</text:sequence>: Επισκόπηση μεθόδου <text:span text:style-name="T2">επεξεργασίας</text:span></text:p></draw:text-box></draw:frame></text:p>
      <text:h text:style-name="Heading_20_2" text:outline-level="2">Παραγωγή dataset</text:h>
      <text:p text:style-name="P1">Από το αρχικό σήμα εξάγονται χαρακτηριστικά και χτίζεται ένα σύνολο δεδομένων για την εκπαίδευση και την επαλήθευση του μοντέλου κατηγοριοποίησης. Η διαδικασία ξεκινά με τις χρονοσειρές του EEG που συνιστούν τα πειραματικά δεδομένα:</text:p>
      <text:list xml:id="list2535177999674670940" text:style-name="L1">
        <text:list-item>
          <text:p text:style-name="P17">2 πειράματα</text:p>
        </text:list-item>
        <text:list-item>
          <text:p text:style-name="P17">18 συμμετέχοντες</text:p>
        </text:list-item>
        <text:list-item>
          <text:p text:style-name="P17">256 κανάλια για τον καθένα</text:p>
        </text:list-item>
        <text:list-item>
          <text:p text:style-name="P17">200 χρονικά δείγματα για κάθε κανάλι</text:p>
        </text:list-item>
      </text:list>
      <text:p text:style-name="P1">Οι χρονοσειρές έχουν ομοιόμορφη συχνότητα δειγματοληψίας 250Hz, και επομένως συνιστούν 800ms σήματος.</text:p>
      <text:h text:style-name="Heading_20_3" text:outline-level="3">Επιλογή καναλιών και χρονικού παραθύρου</text:h>
      <text:p text:style-name="P1">Η μελέτη αυτής της εργασίας βασίζεται στη θεωρία των ERP. Σε πρώτη προσέγγιση λοιπόν, για καθένα από τα ERP που αποφασίσαμε να μελετήσουμε, επιλέγουμε σύμφωνα με τη βιβλιογραφία <text:soft-page-break/>την περιοχή του εγκεφάλου στην οποία διακρίνεται, καθώς και το χρονικό παράθυρο στο οποίο εμφανίζεται. <text:span text:style-name="T2">Συνοπτικά, οι επιλογές μας για τα 4 ERP είναι:</text:span></text:p>
      <text:p text:style-name="P2">&lt;πίνακας&gt;</text:p>
      <text:p text:style-name="P2">Πειραματικά, δοκιμάστηκε σε αυτό το στάδιο η εφαρμογή μιας Independent Components Analysis, που μπορεί να διαχωρίσει συνιστώσες του σήματος που είναι μεταξύ τους ανεξάρτητες. Αυτό έγινε με την ελπίδα ότι μπορεί κάποια από τα independent components να αποτελούν ξεκάθαρες αναπαραστάσεις των ERP, ενώ άλλα να εντοπίζουν μόνο θόρυβο. <text:span text:style-name="T3">Αυτή η διαδικασία θα μπορούσε να συνεργαστεί με έναν αλγόριθμο αναγνώρισης των χρήσιμων συνιστωσών, ώστε να αποτελέσει μία μέθοδο φίλτρου κι όχι απλώς αλλαγή της αναπαράστασης. </text:span>Δυστυχώς, <text:span text:style-name="T3">στην πράξη </text:span>τα αποτελέσματα δεν ήταν ενθαρρυντικά, οπότε αυτό το στάδιο αφαιρέθηκε στην τελική έκδοση της μεθόδου.</text:p>
      <text:p text:style-name="P2">Η έξοδος αυτού του σταδίου είναι επιλεγμένες χρονοσειρές μικρότερης διάρκειας.</text:p>
      <text:h text:style-name="Heading_20_3" text:outline-level="3">Μετασχηματισμός wavelet</text:h>
      <text:p text:style-name="P3">Η καρδιά <text:span text:style-name="T4">της μεθόδου, ο μετασχηματισμός με ένα κατάλληλο wavelet μπορεί να εντοπίσει ένα ERP που δεν ξεχωρίζει καθόλου στο πεδίο του χρόνου. Όπως έχει ήδη εξηγηθεί, υλοποιήθηκε στο Matlab με τη συνάρτηση “cwtft”, και το mother wavelet που εν τέλει επιλέχθηκε, από την περιορισμένη επιλογή που προσφέρει αυτή η μέθοδος, είναι το morlet (“morl”).</text:span></text:p>
      <text:p text:style-name="P4">Παράμετροι του μετασχηματισμού είναι το εύρος κλιμάκωσης και η μέθοδος επέκτασης σήματος. Καθώς έχει περισσότερη φυσική ερμηνεία η συχνότητα από την κλίμακα ως παράμετρος, χρησιμοποιείται μία συνάρτηση για να μετατρέψει ένα συχνοτικό εύρος σε κλίμακες, σε λογαριθμικό χώρο. Τελικά, οι παράμετροι που ρυθμίζουν την κλίμακα του μετασχηματισμού είναι η ελάχιστη και μέγιστη συχνότητα ανάλυσης.</text:p>
      <text:p text:style-name="P4">Η μέθοδος επέκτασης σήματος έχει πολύ σημαντική επίδραση στην εμφάνιση του μετασχηματισμού. Μελετήθηκε μόνο ως προς το πραγματικό μέρος του μετασχηματισμού, μια επιλογή που είχε γίνει από την αρχή με βάση τα πρώτα συμπεράσματα, και <text:span text:style-name="T5">επιδρά σε ολόκληρο το εύρος του σήματος, όχι μόνο στα άκρα του (όπως είχε αρχικά υποτεθεί).</text:span></text:p>
      <text:p text:style-name="P5">&lt;εικόνες σύγκρισης επεκτάσεων&gt;</text:p>
      <text:p text:style-name="P5">Ο μετασχηματισμός κυματιδίων βασίζεται στην απλή συνέλιξη ενός προτύπου με το σήμα, οπότε μπορεί να ερμηνευθεί ως το μέτρο ομοιότητας μεταξύ του σήματος και κλιμακούμενων και μετατοπισμένων εκδόσεων του προτύπου. Ως εκ τούτου, υπολογίζει στατιστική 2ης τάξης. Μία προτεινόμενη σε αυτό το σημείο μέθοδος εμπλουτισμού της ανάλυσης είναι λοιπόν η χρήση του wavelet bispectrum, που μπορεί να αναδείξει μη γραμμικά χαρακτηριστικά του σήματος.</text:p>
      <text:p text:style-name="P6">Η έξοδος του μετασχηματισμού είναι διδιάστατα σήματα, με άξονες χρόνου και συχνότητας, και τιμή που αντιστοιχεί στην ποσοστιαία ενέργεια εκείνου του συντελεστή του μετασχηματισμού.</text:p>
      <text:h text:style-name="Heading_20_3" text:outline-level="3">Επιλογή κορυφών</text:h>
      <text:p text:style-name="P5">Το καλύτερα ορισμένο πρόβλημα της ανάλυσης τούτης <text:span text:style-name="T6">είναι ο εντοπισμός των πλέον προεξεχουσών κορυφών του μετασχηματισμού wavelet, που είναι διδιάστατο σήμα (εικόνα). Παρόλα αυτά, η έννοια “προεξέχουσα κορυφή” χρήζει διασαφήνισης.</text:span></text:p>
      <text:p text:style-name="P7"><text:soft-page-break/>Αρχικά, <text:span text:style-name="T12">γνωρίζουμε ότι οι </text:span>κορυφές <text:span text:style-name="T12">είναι </text:span>ένα υποσύνολο των τοπικών μεγίστων της εικόνας. Κάποια τοπικά μέγιστα όμως μπορεί να βρίσκονται πολύ κοντά σε άλλα και η εικόνα να μην έχει στο μεταξύ μεγάλη αυξομείωση της τιμής της. Σε κάθε τέτοια περίπτωση, μόνο το υψηλότερο τοπικό μέγιστο αποτελεί κορυφή.</text:p>
      <text:p text:style-name="P7">Ο αλγόριθμος στον οποίο καταλήξαμε είναι πολύ απλός και επιδεικνύει αυτήν την ποιοτική περιγραφή, είναι δε και προσαρμόσιμος ως προς το πλήθος των ζητούμενων κορυφών. Η πρώτη κορυφή είναι πάντα το υψηλότερο τοπικό μέγιστο, δηλαδή το ολικό μέγιστο. Οι επόμενες κορυφές προκύπτουν επαγωγικά με βάση την αμέσως προηγούμενη.</text:p>
      <text:p text:style-name="P7">Για κάθε τοπικό μέγιστο υπολογίζεται το μονοπάτι πάνω στην εικόνα που το ενώνει με την προηγούμενη κορυφή. Ορίζεται η “prominence” ενός τοπικού μεγίστου ως η τιμή του μεγίστου μείον την ελάχιστη τιμή της εικόνας πάνω σε αυτό το μονοπάτι. Η επόμενη κορυφή είναι αυτή που έχει το μεγαλύτερο prominence. Είναι φανερό ότι αυτός ο αλγόριθμος θα επιστρέφει όλο και πιο συμβιβαστικές επιλογές, καθώς ζητούνται περισσότερες κορυφές από αυτόν.</text:p>
      <text:p text:style-name="P7">Στην πράξη αυτός ο αλγόριθμος φαίνεται να συμφωνεί πάντα με την υποκειμενική επιλογή <text:span text:style-name="T7">και δεν αυξάνει την πολυπλοκότητα της ανάλυσης προσθέτοντας επιπλέον παραμέτρους. Βέβαια, δεν είναι ο ταχύτερος δυνατός, καθώς, αν M το πλήθος των τοπικών μεγίστων, έχει πολυπλοκότητα O(M</text:span><text:span text:style-name="T13">2</text:span><text:span text:style-name="T7">).</text:span></text:p>
      <text:h text:style-name="Heading_20_3" text:outline-level="3">Συγκέντρωση χαρακτηριστικών</text:h>
      <text:p text:style-name="P8">Οι κορυφές αποτελούν τη βάση για την εύρεση των χαρακτηριστικών. Για καθεμία, συγκεντρώνονται η τιμή (το ύψος), η συχνότητα στην οποία απαντά και το εύρος, όπως αυτό είναι σαφώς ορισμένο στην εκφώνηση. Αν και η εκφώνηση της εργασίας προτείνει την ανίχνευση των 2 κυριότερων κορυφών, αυτή η ανάλυση είναι γενικευμένη και επιτρέπει, σύμφωνα με μία παράμετρο, την ανίχνευση περισσότερων.</text:p>
      <text:p text:style-name="P8">Τα χαρακτηριστικά συγκεντρώνονται σε ένα διάνυσμα με 3*p αριθμούς, όπου p το πλήθος των κορυφών.</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D"/>
        <table:table-column table:style-name="Table1.E"/>
        <table:table-row>
          <table:table-cell table:style-name="Table1.A1" table:number-columns-spanned="2" office:value-type="string">
            <text:p text:style-name="Table_20_Contents"/>
          </table:table-cell>
          <table:covered-table-cell/>
          <table:table-cell table:style-name="Table1.C1" table:number-columns-spanned="6" office:value-type="string">
            <text:p text:style-name="Table_20_Heading">Predictors</text:p>
          </table:table-cell>
          <table:covered-table-cell/>
          <table:covered-table-cell/>
          <table:covered-table-cell/>
          <table:covered-table-cell/>
          <table:covered-table-cell/>
        </table:table-row>
        <table:table-row table:style-name="Table1.2">
          <table:table-cell table:style-name="Table1.A1" table:number-rows-spanned="2" office:value-type="string">
            <text:p text:style-name="P16">Observati<text:span text:style-name="T8">o</text:span>ns</text:p>
          </table:table-cell>
          <table:table-cell table:style-name="Table1.C1" office:value-type="string">
            <text:p text:style-name="P15">1</text:p>
          </table:table-cell>
          <table:table-cell table:style-name="Table1.C2" office:value-type="string">
            <text:p text:style-name="P15">value1</text:p>
          </table:table-cell>
          <table:table-cell table:style-name="Table1.D2" office:value-type="string">
            <text:p text:style-name="P15">frequency1</text:p>
          </table:table-cell>
          <table:table-cell table:style-name="Table1.D2" office:value-type="string">
            <text:p text:style-name="P15">width1</text:p>
          </table:table-cell>
          <table:table-cell table:style-name="Table1.D2" office:value-type="string">
            <text:p text:style-name="P15">value2</text:p>
          </table:table-cell>
          <table:table-cell table:style-name="Table1.D2" office:value-type="string">
            <text:p text:style-name="P15">frequency2</text:p>
          </table:table-cell>
          <table:table-cell table:style-name="Table1.H2" office:value-type="string">
            <text:p text:style-name="P15">width2</text:p>
          </table:table-cell>
        </table:table-row>
        <table:table-row table:style-name="Table1.3">
          <table:covered-table-cell/>
          <table:table-cell table:style-name="Table1.C1" office:value-type="string">
            <text:p text:style-name="P15">2</text:p>
          </table:table-cell>
          <table:table-cell table:style-name="Table1.C3" office:value-type="string">
            <text:p text:style-name="P15">value1</text:p>
          </table:table-cell>
          <table:table-cell table:style-name="Table1.D3" office:value-type="string">
            <text:p text:style-name="P15">frequency1</text:p>
          </table:table-cell>
          <table:table-cell table:style-name="Table1.D3" office:value-type="string">
            <text:p text:style-name="P15">width1</text:p>
          </table:table-cell>
          <table:table-cell table:style-name="Table1.D3" office:value-type="string">
            <text:p text:style-name="P15">value2</text:p>
          </table:table-cell>
          <table:table-cell table:style-name="Table1.D3" office:value-type="string">
            <text:p text:style-name="P15">frequency2</text:p>
          </table:table-cell>
          <table:table-cell table:style-name="Table1.H3" office:value-type="string">
            <text:p text:style-name="P15">width2</text:p>
          </table:table-cell>
        </table:table-row>
      </table:table>
      <text:p text:style-name="P8"/>
      <text:h text:style-name="Heading_20_3" text:outline-level="3">Dataset</text:h>
      <text:p text:style-name="P8">Συνολικά δημιουργείται ένας πίνακας με διαστάσεις [observations]x[<text:span text:style-name="T8">predictors</text:span>]. <text:span text:style-name="T8">Αυτή είναι και η ορολογία που θα χρησιμοποιείται στο εξής: οι παρατηρήσεις του φαινομένου με βάση τις οποίες θα εκπαιδευτεί ο κατηγοριοποιητής ονομάζονται “observations”, ενώ η περιγραφή του φαινομένου γίνεται μέσα σε ένα διανυσματικό χώρο, κάθε διάσταση του οποίου είναι ένας “predictor”.</text:span></text:p>
      <text:h text:style-name="Heading_20_4" text:outline-level="4">Ένα παράδειγμα</text:h>
      <text:p text:style-name="P9">Έστω ότι πρέπει να ταξινομηθούν 2 είδη δένδρων. Για να χτισθεί μια βάση δεδομένων οι βιολόγοι πηγαίνουν στο δάσος και φωτογραφίζουν τα δένδρα με λεπτομέρεια. Για κάθε δείγμα χρειάζονται <text:soft-page-break/>τουλάχιστον 2 φωτογραφίες: μία γενική, και μία εστιασμένη στα φύλλα. Υπάρχει και ένας αυτόματος αλγόριθμος computer vision που μπορεί να επεξεργαστεί μεγάλο όγκο φωτογραφιών και για καθεμία να αναγνωρίσει σημαντικές παραμέτρους: <text:span text:style-name="T9">το ύψος του δένδρου, </text:span>το σχήμα των φύλλων, το χρώμα του κορμού, <text:span text:style-name="T9">τα χαρακτηριστικά των λουλουδιών κ.ο.κ. Προφανώς, εφόσον άλλες φωτογραφίες είναι μακρινές κι άλλες κοντινές, ο αλγόριθμος δεν μπορεί να αναγνωρίσει κάθε πληροφορία σε κάθε φωτογραφία.</text:span></text:p>
      <text:p text:style-name="P10">Πώς θα χτισθεί σε αυτήν την περίπτωση ένας πίνακας σαν αυτόν που περιγράφεται παραπάνω; Ποιες είναι οι παρατηρήσεις, ποια είναι τα χαρακτηριστικά;</text:p>
      <text:p text:style-name="P10"/>
      <text:p text:style-name="P10">Ας επισημάνουμε ότι το μοντέλο που αναπτύσσεται θα περιγράφει <text:span text:style-name="T10">δένδρα</text:span>, όχι φωτογραφίες δένδρων, κι ας παρατηρήσουμε ότι καθεμία φωτογραφία φέρει μέρος της περιγραφής του δένδρου. Ο στόχος των predictors είναι να δώσουν πληροφορία που διαφέρει σημαντικά από τη μία κλάση στην άλλη – το ένα είδος δένδρου έχει πιο στρόγγυλα φύλλα από το άλλο, αλλά ο κορμός συνήθως έχει το ίδιο χρώμα. Μπορούμε να θεωρήσουμε ότι οι predictors ερμηνεύουν μια τυχαία διαδικασία που παράγει δείγματα. Τα δείγματα αυτής της διαδικασίας τότε είναι... τα observations. Για τη συλλογή τους λοιπόν ισχύουν αρχές αντίστοιχες με άλλες στατιστικές δειγματοληψίες πληθυσμών. Διαισθητικά ένα δείγμα μπορεί να χαρακτηριστεί καλό, αν αντιπροσωπεύει όλες τις περιοχές του χώρου των predictors στις οποίες η γεννήτρια διαδικασία ενεργεί, και σε αναλογία με την πυκνότητα πιθανότητας.</text:p>
      <text:p text:style-name="P10"><text:s/>Η πιο προφανής απόφαση εν προκειμένω είναι να χωρίσουμε τις φωτογραφίες σε ομάδες που περιγράφουν ένα διαφορετικό δένδρο η καθεμία. Τα χαρακτηριστικά που εξάγει ο αλγόριθμος από καθεμία από αυτές τις φωτογραφίες παρατίθενται σε ένα διάνυσμα που αντιστοιχεί σε μία γραμμή του πίνακα των δεδομένων (όπως ο πίνακας &lt;ref&gt;). Κάθε ομάδα φωτογραφιών που περιγράφει διαφορετικό δένδρο αποτελεί διαφορετική γραμμή του πίνακα δεδομένων, ως παρατήρηση της γεννήτριας διαδικασίας που θέλουμε να ερμηνεύσουμε.</text:p>
      <text:p text:style-name="P11">Έτσι προκύπτει όμως ένα κρίσιμο ερώτημα: είναι επιλύσιμο, ή μάλλον καλώς ορισμένο το πρόβλημα εύρεσης του κατηγοριοποιητή για κάθε πλήθος observations και predictors;</text:p>
      <text:p text:style-name="P11">Ας εξετάσουμε την απλή περίπτωση γραμμικού διαχωρισμού των κλάσεων. Αλγεβρικά το πρόβλημα εκφράζεται ως αναζήτηση του υπερεπιπέδου που βέλτιστα διαχωρίζει τα δεδομένα στο χώρο των predictors. Αν οι predictors είναι p, p είναι και η διάσταση του χώρου, άρα το υπερεπίπεδο <text:span text:style-name="T11">χαρακτηρίζεται με </text:span>p παραμέτρους <text:span text:style-name="T11">που πρέπει να βελτιστοποιηθούν. Και έστω χάριν απλότητας ότι ο αλγόριθμος εκπαίδευσης είναι ένας γραμμικός εκτιμητής.</text:span></text:p>
      <text:p text:style-name="P12">Το πρόβλημα είναι ότι, καθώς το p αυξάνεται, απαιτούνται περισσότερε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1665in" fo:margin-bottom="0.0835in" loext:contextual-spacing="false" fo:text-indent="0in" style:auto-text-indent="false" style:page-number="auto" style:writing-mode="page"/>
      <style:text-properties fo:color="#0066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color="#006699" fo:font-size="115%" fo:font-weight="bold" style:font-size-asian="115%" style:font-weight-asian="bold" style:font-size-complex="115%" style:font-weight-complex="bold"/>
    </style:style>
    <style:style style:name="Σχήμα" style:family="paragraph" style:parent-style-name="Caption"/>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0972in" fo:margin-bottom="0.0835in" loext:contextual-spacing="false" fo:text-indent="0in" style:auto-text-indent="false" style:page-number="auto" style:shadow="none" style:writing-mode="page">
        <style:tab-stops/>
      </style:paragraph-properties>
      <style:text-properties fo:color="#006699"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0835in" fo:margin-bottom="0.0835in" loext:contextual-spacing="false" fo:text-indent="0in" style:auto-text-indent="false" style:page-number="auto" style:writing-mode="page"/>
      <style:text-properties fo:color="#006699"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Heading_5f_nonum" style:display-name="Heading_nonum" style:family="paragraph" style:parent-style-name="Heading_20_4" style:next-style-name="Text_20_body" style:default-outline-level="" style:list-style-name="" style:class="text">
      <style:paragraph-properties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02:32:11.751755721</meta:creation-date>
    <meta:generator>LibreOffice/5.2.3.2$Linux_X86_64 LibreOffice_project/20m0$Build-2</meta:generator>
    <dc:date>2016-11-02T20:25:17.084967471</dc:date>
    <meta:editing-duration>PT1H46M55S</meta:editing-duration>
    <meta:editing-cycles>8</meta:editing-cycles>
    <meta:document-statistic meta:table-count="1" meta:image-count="1" meta:object-count="0" meta:page-count="4" meta:paragraph-count="60" meta:word-count="1393" meta:character-count="9524" meta:non-whitespace-character-count="8200"/>
  </office:meta>
</office:document-meta>
</file>